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200000172930C95EAEE1E9E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80" draw:textarea-horizontal-align="justify" draw:textarea-vertical-align="middle" draw:auto-grow-height="false" fo:min-height="3.45cm" fo:min-width="3.2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-color="#000080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7cm" svg:height="4.7cm" svg:x="2.1cm" svg:y="2.8cm">
          <draw:image xlink:href="Pictures/100000000000017200000172930C95EAEE1E9E1B.png" xlink:type="simple" xlink:show="embed" xlink:actuate="onLoad">
            <text:p/>
          </draw:image>
        </draw:frame>
        <draw:g>
          <draw:custom-shape draw:style-name="gr2" draw:text-style-name="P2" draw:layer="layout" svg:width="3.7cm" svg:height="3.7cm" svg:x="14.6cm" svg:y="3.3cm">
            <text:p/>
            <draw:enhanced-geometry svg:viewBox="0 0 21600 21600" draw:type="rectangle" draw:enhanced-path="M 0 0 L 21600 0 21600 21600 0 21600 0 0 Z N"/>
          </draw:custom-shape>
          <draw:g>
            <draw:polygon draw:style-name="gr3" draw:text-style-name="P3" draw:layer="layout" svg:width="0.358cm" svg:height="1.076cm" svg:x="16.361cm" svg:y="3.45cm" svg:viewBox="0 0 359 1077" draw:points="0,0 359,0 359,978 0,1077">
              <text:p/>
            </draw:polygon>
            <draw:polygon draw:style-name="gr3" draw:text-style-name="P3" draw:layer="layout" svg:width="3.016cm" svg:height="2.011cm" svg:x="15.006cm" svg:y="4.244cm" svg:viewBox="0 0 3017 2012" draw:points="0,752 866,2012 3017,1404 2658,0">
              <text:p/>
            </draw:polygon>
            <draw:polygon draw:style-name="gr3" draw:text-style-name="P3" draw:layer="layout" svg:width="0.523cm" svg:height="0.797cm" svg:x="14.874cm" svg:y="5.406cm" svg:viewBox="0 0 524 798" draw:points="0,97 340,0 524,688 188,798">
              <text:p/>
            </draw:polygon>
          </draw:g>
        </draw:g>
        <draw:frame draw:style-name="gr4" draw:text-style-name="P5" draw:layer="layout" svg:width="7cm" svg:height="1.9cm" svg:x="6.9cm" svg:y="3cm">
          <draw:text-box>
            <text:p text:style-name="P4"><text:span text:style-name="T1">DASHCAM</text:span></text:p>
          </draw:text-box>
        </draw:frame>
        <draw:frame draw:style-name="gr4" draw:text-style-name="P7" draw:layer="layout" svg:width="7.5cm" svg:height="1.9cm" svg:x="6.75cm" svg:y="4.4cm">
          <draw:text-box>
            <text:p text:style-name="P6"><text:span text:style-name="T2">Bitte beachten Sie die Datenschutzerklärung </text:span></text:p>
          </draw:text-box>
        </draw:frame>
        <draw:frame draw:style-name="gr5" draw:text-style-name="P9" draw:layer="layout" svg:width="7.5cm" svg:height="0.839cm" svg:x="6.85cm" svg:y="6.3cm">
          <draw:text-box>
            <text:p text:style-name="P8"><text:span text:style-name="T3">mschmitt.github.io/dashcam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21:20:32.671000000</meta:creation-date>
    <dc:date>2018-05-15T21:32:53.540000000</dc:date>
    <meta:editing-duration>PT2M10S</meta:editing-duration>
    <meta:editing-cycles>1</meta:editing-cycles>
    <meta:document-statistic meta:object-count="10"/>
    <meta:generator>LibreOffice/5.3.4.2$Windows_x86 LibreOffice_project/f82d347ccc0be322489bf7da61d7e4ad13fe2ff3</meta:generator>
  </office:meta>
</office:document-meta>
</file>